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3-12-15T08:04:42.890915670</dc:date>
    <meta:editing-duration>PT4H12M47S</meta:editing-duration>
    <meta:editing-cycles>74</meta:editing-cycles>
    <meta:generator>LibreOffice/7.3.7.2$Linux_X86_64 LibreOffice_project/30$Build-2</meta:generator>
    <meta:print-date>2023-07-14T07:33:23.842185483</meta:print-date>
    <meta:document-statistic meta:table-count="3" meta:cell-count="784" meta:object-count="0"/>
  </office:meta>
</office:document-meta>
</file>